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0098cc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40ffed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40ffed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3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41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41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41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41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98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40ff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807cm" svg:height="1.608cm" svg:x="11.331cm" svg:y="14.209cm" svg:viewBox="0 0 808 1609" draw:points="0,0 808,644 808,1609 0,965">
            <text:p/>
          </draw:polygon>
          <draw:polygon draw:style-name="gr2" draw:text-style-name="P2" draw:layer="layout" svg:width="0.484cm" svg:height="1.126cm" svg:x="10.846cm" svg:y="14.209cm" svg:viewBox="0 0 485 1127" draw:points="485,0 485,965 0,1127 0,161">
            <text:p/>
          </draw:polygon>
          <draw:polygon draw:style-name="gr1" draw:text-style-name="P1" draw:layer="layout" svg:width="0.646cm" svg:height="1.287cm" svg:x="10.199cm" svg:y="14.045cm" svg:viewBox="0 0 647 1288" draw:points="0,0 647,321 647,1288 0,965">
            <text:p/>
          </draw:polygon>
          <draw:polygon draw:style-name="gr3" draw:text-style-name="P2" draw:layer="layout" svg:width="0.322cm" svg:height="1.124cm" svg:x="9.876cm" svg:y="14.045cm" svg:viewBox="0 0 323 1125" draw:points="0,161 323,0 323,965 0,1125">
            <text:p/>
          </draw:polygon>
          <draw:polygon draw:style-name="gr1" draw:text-style-name="P1" draw:layer="layout" svg:width="0.646cm" svg:height="1.285cm" svg:x="9.229cm" svg:y="13.886cm" svg:viewBox="0 0 647 1286" draw:points="0,0 647,321 647,1286 0,965">
            <text:p/>
          </draw:polygon>
          <draw:frame draw:style-name="gr4" draw:text-style-name="P4" draw:layer="layout" svg:width="0.718cm" svg:height="0.624cm" svg:x="8.804cm" svg:y="13.423cm">
            <draw:text-box>
              <text:p text:style-name="P3"><text:span text:style-name="T1">A</text:span></text:p>
            </draw:text-box>
          </draw:frame>
          <draw:rect draw:style-name="gr5" draw:text-style-name="P5" draw:layer="layout" svg:width="2.911cm" svg:height="1.93cm" svg:x="9.229cm" svg:y="13.884cm">
            <text:p/>
          </draw:rect>
          <draw:polyline draw:style-name="gr5" draw:text-style-name="P5" draw:layer="layout" svg:width="2.909cm" svg:height="0.964cm" svg:x="9.229cm" svg:y="14.851cm" svg:viewBox="0 0 2910 965" draw:points="0,0 647,321 970,162 1617,483 2103,321 2910,965">
            <text:p/>
          </draw:polyline>
          <draw:polyline draw:style-name="gr5" draw:text-style-name="P5" draw:layer="layout" svg:width="2.909cm" svg:height="0.964cm" svg:x="9.229cm" svg:y="13.886cm" svg:viewBox="0 0 2910 965" draw:points="0,0 647,321 970,161 1617,482 2103,321 2910,965">
            <text:p/>
          </draw:polyline>
          <draw:line draw:style-name="gr6" draw:text-style-name="P6" draw:layer="layout" svg:x1="9.876cm" svg:y1="14.209cm" svg:x2="9.876cm" svg:y2="15.174cm">
            <text:p/>
          </draw:line>
          <draw:line draw:style-name="gr6" draw:text-style-name="P6" draw:layer="layout" svg:x1="10.199cm" svg:y1="14.045cm" svg:x2="10.199cm" svg:y2="15.01cm">
            <text:p/>
          </draw:line>
          <draw:line draw:style-name="gr6" draw:text-style-name="P6" draw:layer="layout" svg:x1="10.846cm" svg:y1="14.366cm" svg:x2="10.846cm" svg:y2="15.333cm">
            <text:p/>
          </draw:line>
          <draw:line draw:style-name="gr6" draw:text-style-name="P6" draw:layer="layout" svg:x1="11.331cm" svg:y1="14.209cm" svg:x2="11.331cm" svg:y2="15.174cm">
            <text:p/>
          </draw:line>
          <draw:g>
            <draw:line draw:style-name="gr7" draw:text-style-name="P7" draw:layer="layout" svg:x1="9.139cm" svg:y1="14.435cm" svg:x2="9.268cm" svg:y2="14.306cm">
              <text:p/>
            </draw:line>
            <draw:line draw:style-name="gr8" draw:text-style-name="P7" draw:layer="layout" svg:x1="9.19cm" svg:y1="14.435cm" svg:x2="9.321cm" svg:y2="14.306cm">
              <text:p/>
            </draw:line>
          </draw:g>
          <draw:g>
            <draw:line draw:style-name="gr9" draw:text-style-name="P7" draw:layer="layout" svg:x1="9.139cm" svg:y1="15.398cm" svg:x2="9.268cm" svg:y2="15.269cm">
              <text:p/>
            </draw:line>
            <draw:line draw:style-name="gr10" draw:text-style-name="P7" draw:layer="layout" svg:x1="9.19cm" svg:y1="15.398cm" svg:x2="9.321cm" svg:y2="15.269cm">
              <text:p/>
            </draw:line>
          </draw:g>
          <draw:frame draw:style-name="gr4" draw:text-style-name="P4" draw:layer="layout" svg:width="0.748cm" svg:height="0.624cm" svg:x="8.765cm" svg:y="15.786cm">
            <draw:text-box>
              <text:p text:style-name="P3"><text:span text:style-name="T1">D</text:span></text:p>
            </draw:text-box>
          </draw:frame>
          <draw:frame draw:style-name="gr4" draw:text-style-name="P4" draw:layer="layout" svg:width="0.718cm" svg:height="0.624cm" svg:x="11.882cm" svg:y="13.409cm">
            <draw:text-box>
              <text:p text:style-name="P3"><text:span text:style-name="T1">B</text:span></text:p>
            </draw:text-box>
          </draw:frame>
          <draw:frame draw:style-name="gr4" draw:text-style-name="P4" draw:layer="layout" svg:width="0.722cm" svg:height="0.624cm" svg:x="11.908cm" svg:y="15.759cm">
            <draw:text-box>
              <text:p text:style-name="P3"><text:span text:style-name="T1">C</text:span></text:p>
            </draw:text-box>
          </draw:frame>
          <draw:frame draw:style-name="gr4" draw:text-style-name="P4" draw:layer="layout" svg:width="0.709cm" svg:height="0.624cm" svg:x="8.741cm" svg:y="14.676cm">
            <draw:text-box>
              <text:p text:style-name="P3"><text:span text:style-name="T1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414" draw:display-name="Dashed (var) 4414" draw:style="rect" draw:dots1="1" draw:dots1-length="0.006cm" draw:dots2="1" draw:dots2-length="0.006cm" draw:distance="0.006cm"/>
    <draw:stroke-dash draw:name="Dashed_20__28_var_29__20_4415" draw:display-name="Dashed (var) 4415" draw:style="rect" draw:dots1="1" draw:dots1-length="0.006cm" draw:dots2="1" draw:dots2-length="0.006cm" draw:distance="0.006cm"/>
    <draw:stroke-dash draw:name="Dashed_20__28_var_29__20_4416" draw:display-name="Dashed (var) 4416" draw:style="rect" draw:dots1="1" draw:dots1-length="0.006cm" draw:dots2="1" draw:dots2-length="0.006cm" draw:distance="0.006cm"/>
    <draw:stroke-dash draw:name="Dashed_20__28_var_29__20_4417" draw:display-name="Dashed (var) 441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43:32.465826298</meta:creation-date>
    <dc:date>2018-03-22T11:44:34.050674719</dc:date>
    <meta:editing-duration>PT1M1S</meta:editing-duration>
    <meta:editing-cycles>1</meta:editing-cycles>
    <meta:document-statistic meta:object-count="24"/>
    <meta:generator>LibreOffice/6.0.0.3$MacOSX_X86_64 LibreOffice_project/64a0f66915f38c6217de274f0aa8e15618924765</meta:generator>
  </office:meta>
</office:document-meta>
</file>